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outline1">
      <style:graphic-properties draw:fill-color="#ffffff" fo:min-height="2.318cm"/>
    </style:style>
    <style:style style:name="pr5" style:family="presentation" style:parent-style-name="lyt-cool-outline1">
      <style:graphic-properties draw:fill-color="#ffffff" fo:min-height="3.5cm"/>
    </style:style>
    <style:style style:name="pr6" style:family="presentation" style:parent-style-name="lyt-cool-outline1">
      <style:graphic-properties draw:fill-color="#ffffff" fo:min-height="6cm"/>
    </style:style>
    <style:style style:name="pr7" style:family="presentation" style:parent-style-name="lyt-cool-outline1">
      <style:graphic-properties draw:fill-color="#ffffff" draw:auto-grow-height="true" fo:min-height="3.162cm"/>
    </style:style>
    <style:style style:name="pr8" style:family="presentation" style:parent-style-name="lyt-cool-outline1">
      <style:graphic-properties draw:fill-color="#ffffff" draw:auto-grow-height="true" fo:min-height="3.5cm"/>
    </style:style>
    <style:style style:name="pr9" style:family="presentation" style:parent-style-name="lyt-cool-outline1">
      <style:graphic-properties draw:fill-color="#ffffff" draw:auto-grow-height="true" fo:min-height="2.5cm"/>
    </style:style>
    <style:style style:name="pr10" style:family="presentation" style:parent-style-name="lyt-cool-outline1">
      <style:graphic-properties draw:fill-color="#ffffff" fo:min-height="8.818cm"/>
    </style:style>
    <style:style style:name="pr11" style:family="presentation" style:parent-style-name="lyt-cool-outline1">
      <style:graphic-properties draw:fill-color="#ffffff" fo:min-height="5cm"/>
    </style:style>
    <style:style style:name="pr12" style:family="presentation" style:parent-style-name="lyt-cool-notes">
      <style:graphic-properties draw:fill-color="#ffffff" draw:auto-grow-height="true" fo:min-height="11.411cm"/>
    </style:style>
    <style:style style:name="pr13" style:family="presentation" style:parent-style-name="lyt-cool-outline1">
      <style:graphic-properties draw:fill-color="#ffffff" draw:auto-grow-height="true" fo:min-height="4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/>
      <style:text-properties fo:font-size="28pt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1.2cm" fo:margin-right="0cm" text:enable-numbering="false" fo:text-indent="-0.9cm"/>
      <style:text-properties fo:font-size="28pt"/>
    </style:style>
    <style:style style:name="P10" style:family="paragraph">
      <style:paragraph-properties fo:margin-left="1.2cm" fo:margin-right="0cm" text:enable-numbering="true" fo:text-indent="-0.9cm"/>
      <style:text-properties fo:font-size="28pt"/>
    </style:style>
    <style:style style:name="P11" style:family="paragraph">
      <style:paragraph-properties fo:margin-left="2.4cm" fo:margin-right="0cm" fo:text-indent="-0.8cm"/>
      <style:text-properties fo:font-size="28pt"/>
    </style:style>
    <style:style style:name="P12" style:family="paragraph">
      <style:paragraph-properties fo:margin-left="1.2cm" fo:margin-right="0cm" fo:text-indent="-0.9cm"/>
      <style:text-properties fo:font-size="32pt"/>
    </style:style>
    <style:style style:name="T1" style:family="text">
      <style:text-properties fo:font-size="40pt"/>
    </style:style>
    <style:style style:name="T2" style:family="text">
      <style:text-properties fo:font-style="italic"/>
    </style:style>
    <style:style style:name="T3" style:family="text">
      <style:text-properties fo:font-size="28pt"/>
    </style:style>
    <style:style style:name="T4" style:family="text">
      <style:text-properties fo:font-size="28pt" fo:font-weight="bold"/>
    </style:style>
    <style:style style:name="T5" style:family="text">
      <style:text-properties fo:font-size="28pt" fo:font-style="italic"/>
    </style:style>
    <style:style style:name="T6" style:family="text">
      <style:text-properties fo:font-size="28pt" fo:font-style="italic" fo:font-weight="bold"/>
    </style:style>
    <style:style style:name="T7" style:family="text">
      <style:text-properties style:text-position="sub 58%" fo:font-size="28pt" fo:font-style="italic"/>
    </style:style>
    <style:style style:name="T8" style:family="text">
      <style:text-properties style:text-position="0% 100%" fo:font-size="28pt" fo:font-style="italic"/>
    </style:style>
    <style:style style:name="T9" style:family="text">
      <style:text-properties style:text-position="sub 58%" fo:font-size="28pt" fo:font-style="italic" fo:font-weight="normal" style:font-size-asian="24pt" style:font-size-complex="24pt"/>
    </style:style>
    <style:style style:name="T10" style:family="text">
      <style:text-properties fo:font-size="28pt" fo:font-style="normal"/>
    </style:style>
    <style:style style:name="T11" style:family="text">
      <style:text-properties fo:font-style="italic" style:text-underline-style="solid" style:text-underline-width="auto" style:text-underline-color="font-color" fo:font-weight="bold"/>
    </style:style>
    <style:style style:name="T12" style:family="text">
      <style:text-properties fo:font-size="28pt" fo:font-style="normal" fo:font-weight="normal"/>
    </style:style>
    <style:style style:name="T13" style:family="text">
      <style:text-properties style:text-position="sub 58%" fo:font-size="28pt" fo:font-style="italic" fo:font-weight="bold"/>
    </style:style>
    <style:style style:name="T14" style:family="text">
      <style:text-properties fo:font-size="28pt" fo:font-style="italic" fo:font-weight="normal"/>
    </style:style>
    <style:style style:name="T15" style:family="text">
      <style:text-properties fo:font-family="Albany" style:font-style-name="Standard" style:font-family-generic="swiss" style:font-pitch="variable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6" style:family="text">
      <style:text-properties fo:font-family="'Bitstream Vera Sans Mono'" style:font-family-generic="swiss" style:font-pitch="fixed"/>
    </style:style>
    <style:style style:name="T17" style:family="text">
      <style:text-properties fo:font-weight="bold"/>
    </style:style>
    <style:style style:name="T18" style:family="text">
      <style:text-properties fo:font-family="Albany" style:font-family-generic="swiss"/>
    </style:style>
    <style:style style:name="T19" style:family="text">
      <style:text-properties fo:font-family="'Bitstream Vera Sans Mono'" style:font-family-generic="swiss" style:font-pitch="fixed"/>
    </style:style>
    <style:style style:name="T20" style:family="text">
      <style:text-properties fo:font-size="32pt"/>
    </style:style>
    <style:style style:name="T21" style:family="text">
      <style:text-properties fo:font-size="36pt"/>
    </style:style>
    <style:style style:name="T22" style:family="text">
      <style:text-properties fo:font-size="32pt" fo:font-style="italic"/>
    </style:style>
    <style:style style:name="T23" style:family="text">
      <style:text-properties fo:font-family="OpenSymbol" style:font-style-name="Regular" style:font-pitch="variable" style:font-charset="x-symbol" fo:font-size="32pt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4" style:family="text">
      <style:text-properties fo:font-family="Albany" style:font-style-name="Standard" style:font-family-generic="swiss" style:font-pitch="variable" fo:font-size="32pt" fo:font-style="italic" fo:font-weight="bold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5" style:family="text">
      <style:text-properties fo:font-family="Albany" style:font-style-name="Standard" style:font-family-generic="swiss" style:font-pitch="variable" fo:font-size="32pt" fo:font-style="italic" fo:font-weight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6" style:family="text">
      <style:text-properties fo:font-family="Albany" style:font-style-name="Standard" style:font-family-generic="swiss" style:font-pitch="variable" fo:font-size="32pt" fo:font-style="normal" fo:font-weight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4.726cm" svg:x="2.058cm" svg:y="0.933cm" presentation:class="title" presentation:user-transformed="true">
          <draw:text-box>
            <text:p text:style-name="P1"><text:span text:style-name="T1">ME2: The Full-Sky</text:span><text:span text:style-name="T1"><text:line-break/></text:span><text:span text:style-name="T1">Measurement Equation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3.231cm" svg:x="2.058cm" svg:y="5.838cm" presentation:class="outline">
          <draw:text-box>
            <text:list text:style-name="L2">
              <text:list-item>
                <text:p text:style-name="P3">Objectives: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Extending the M.E. to a full sky</text:p>
              </text:list-item>
            </text:list>
            <text:list text:style-name="L2">
              <text:list-item>
                <text:p text:style-name="P4">Mapping this onto traditional implicit assumptions, and understanding their limitations</text:p>
              </text:list-item>
            </text:list>
            <text:list text:style-name="L2">
              <text:list-item>
                <text:p text:style-name="P4">Simulating multiple point sources with image-plane effects (e.g. primary beam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8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22.68cm" svg:height="13.239cm" svg:x="3.22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Image-plane vs. <text:span text:style-name="T2">uv</text:span>-plane </text:p>
          </draw:text-box>
        </draw:frame>
        <draw:frame draw:style-name="gr2" draw:layer="layout" svg:width="25.156cm" svg:height="14.626cm" svg:x="1.477cm" svg:y="5.56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Image-Plane vs. <text:line-break/><text:span text:style-name="T2">uv</text:span>-Plane Effects</text:p>
          </draw:text-box>
        </draw:frame>
        <draw:frame draw:style-name="gr2" draw:layer="layout" svg:width="22.939cm" svg:height="12.319cm" svg:x="3cm" svg:y="7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 Fourier Transform</text:p>
          </draw:text-box>
        </draw:frame>
        <draw:frame draw:style-name="gr2" draw:layer="layout" svg:width="25.072cm" svg:height="9.894cm" svg:x="2cm" svg:y="6.00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text-style-name="P7" draw:layer="layout" svg:width="23.912cm" svg:height="2.318cm" svg:x="2.5cm" svg:y="17.5cm" presentation:class="outline" presentation:user-transformed="true">
          <draw:text-box>
            <text:list text:style-name="L2">
              <text:list-item>
                <text:p text:style-name="P6"><text:span text:style-name="T3">The integral is then exactly a 2D Fourier transform of the “apparent sky”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Fly In The Ointment</text:p>
          </draw:text-box>
        </draw:frame>
        <draw:frame draw:style-name="gr2" draw:layer="layout" svg:width="25.041cm" svg:height="3.073cm" svg:x="2.459cm" svg:y="5.92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0.308cm" svg:height="5.076cm" svg:x="4cm" svg:y="14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5" draw:text-style-name="P7" draw:layer="layout" svg:width="23.912cm" svg:height="4.405cm" svg:x="2.058cm" svg:y="9.5cm" presentation:class="outline" presentation:user-transformed="true">
          <draw:text-box>
            <text:list text:style-name="L2">
              <text:list-item>
                <text:p text:style-name="P6"><text:span text:style-name="T3">In the general case, the exponent is </text:span><text:span text:style-name="T4">not quite</text:span><text:span text:style-name="T3"> an F.T. kernel.</text:span></text:p>
              </text:list-item>
            </text:list>
            <text:list text:style-name="L2">
              <text:list-item>
                <text:p text:style-name="P6"><text:span text:style-name="T3">Let's collect all the pesky </text:span><text:span text:style-name="T5">n</text:span><text:span text:style-name="T3">-terms together, and define an “</text:span><text:span text:style-name="T5">apparent projected sky</text:span><text:span text:style-name="T3">”: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pparent Skies &amp; Apparent Cohaerencies</text:p>
          </draw:text-box>
        </draw:frame>
        <draw:frame draw:style-name="gr2" draw:layer="layout" svg:width="24.671cm" svg:height="5.716cm" svg:x="2.5cm" svg:y="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6" draw:text-style-name="P7" draw:layer="layout" svg:width="23.912cm" svg:height="6.158cm" svg:x="2.5cm" svg:y="13cm" presentation:class="outline" presentation:user-transformed="true">
          <draw:text-box>
            <text:list text:style-name="L2">
              <text:list-item>
                <text:p text:style-name="P6"><text:span text:style-name="T3">In other words, each antenna pair p-q measures an </text:span><text:span text:style-name="T5">apparent cohaerency distribution </text:span><text:span text:style-name="T6">X</text:span><text:span text:style-name="T7">pq</text:span><text:span text:style-name="T8">(u,v)</text:span><text:span text:style-name="T3"> <text:s/>that corresponds to a 2D Fourier Transform of an </text:span><text:span text:style-name="T5">apparent projected sky </text:span><text:span text:style-name="T6">B</text:span><text:span text:style-name="T9">pq</text:span><text:span text:style-name="T5">.</text:span><text:span text:style-name="T10"> </text:span></text:p>
              </text:list-item>
            </text:list>
            <text:list text:style-name="L2">
              <text:list-item>
                <text:p text:style-name="P6"><text:span text:style-name="T10">...at a single point in time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ime Is <text:span text:style-name="T11">Not</text:span> On Our Side</text:p>
          </draw:text-box>
        </draw:frame>
        <draw:frame draw:style-name="gr2" draw:layer="layout" svg:width="17.74cm" svg:height="1.498cm" svg:x="5cm" svg:y="8.24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7" draw:text-style-name="P7" draw:layer="layout" svg:width="23.912cm" svg:height="3.162cm" svg:x="2.058cm" svg:y="5.838cm" presentation:class="outline" presentation:user-transformed="true">
          <draw:text-box>
            <text:list text:style-name="L2">
              <text:list-item>
                <text:p text:style-name="P6"><text:span text:style-name="T12">Cohaerencies are</text:span><text:span text:style-name="T3"> sampled along a “uv track” over some period of time:</text:span></text:p>
              </text:list-item>
            </text:list>
          </draw:text-box>
        </draw:frame>
        <draw:frame presentation:style-name="pr7" draw:text-style-name="P7" draw:layer="layout" svg:width="23.912cm" svg:height="8.809cm" svg:x="2.088cm" svg:y="10.422cm" presentation:class="outline" presentation:user-transformed="true">
          <draw:text-box>
            <text:list text:style-name="L2">
              <text:list-item>
                <text:p text:style-name="P6"><text:span text:style-name="T3">The true sky </text:span><text:span text:style-name="T6">B</text:span><text:span text:style-name="T3"> is probably constant(?) in time</text:span></text:p>
              </text:list-item>
            </text:list>
            <text:list text:style-name="L2">
              <text:list-item>
                <text:p text:style-name="P6"><text:span text:style-name="T3">Image-plane effects (beam shapes, ionosphere) may vary in time.</text:span></text:p>
              </text:list-item>
            </text:list>
            <text:list text:style-name="L2">
              <text:list-item>
                <text:p text:style-name="P6"><text:span text:style-name="T3">For wide fields and/or non-coplanar arrays, the </text:span><text:span text:style-name="T5">N </text:span><text:span text:style-name="T10">term is</text:span><text:span text:style-name="T3"> non-negligible, and it depends on </text:span><text:span text:style-name="T5">w </text:span><text:span text:style-name="T10">which depends on time</text:span><text:span text:style-name="T5">.</text:span></text:p>
              </text:list-item>
            </text:list>
            <text:list text:style-name="L2">
              <text:list-item>
                <text:p text:style-name="P6"><text:span text:style-name="T3">All this is especially relevant with new telescope design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 “Classic” Assumptions</text:p>
          </draw:text-box>
        </draw:frame>
        <draw:frame presentation:style-name="pr8" draw:text-style-name="P6" draw:layer="layout" svg:width="26cm" svg:height="3.5cm" svg:x="1.5cm" svg:y="16.5cm" presentation:class="outline" presentation:user-transformed="true">
          <draw:text-box>
            <text:list text:style-name="L2">
              <text:list-item>
                <text:p text:style-name="P6">Only under these assumptions is a <text:span text:style-name="T2">single</text:span> F.T. of the sky sufficient for the entire observation!</text:p>
              </text:list-item>
            </text:list>
          </draw:text-box>
        </draw:frame>
        <draw:frame draw:style-name="gr2" draw:layer="layout" svg:width="25.131cm" svg:height="10.264cm" svg:x="1.86cm" svg:y="5.739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Conclusions</text:p>
          </draw:text-box>
        </draw:frame>
        <draw:frame presentation:style-name="pr9" draw:text-style-name="P7" draw:layer="layout" svg:width="23.912cm" svg:height="13.865cm" svg:x="2.588cm" svg:y="6cm" presentation:class="outline" presentation:user-transformed="true">
          <draw:text-box>
            <text:list text:style-name="L2">
              <text:list-item>
                <text:p text:style-name="P6"><text:span text:style-name="T3">Under the “classic” assumptions, the visibilities measured by an array correspond to ONE cohaerency distribution </text:span><text:span text:style-name="T6">X</text:span><text:span text:style-name="T5"> </text:span><text:span text:style-name="T10">that is</text:span><text:span text:style-name="T5"> </text:span><text:span text:style-name="T3">in an F.T. relationship with ONE apparent sky.</text:span></text:p>
              </text:list-item>
            </text:list>
            <text:list text:style-name="L2">
              <text:list-item>
                <text:p text:style-name="P6"><text:span text:style-name="T3">In the presence of non-trivial image plane effects, or with wide fields, each interferometer </text:span><text:span text:style-name="T5">p-q</text:span><text:span text:style-name="T3"> measures its “own” cohaerency </text:span><text:span text:style-name="T6">X</text:span><text:span text:style-name="T7">pq</text:span><text:span text:style-name="T5">(t) </text:span><text:span text:style-name="T10">corresponding to its “own” apparent sky </text:span><text:span text:style-name="T6">B</text:span><text:span text:style-name="T13">pq</text:span><text:span text:style-name="T14">(t)</text:span><text:span text:style-name="T10"> -- variable in time!</text:span></text:p>
              </text:list-item>
            </text:list>
            <text:list text:style-name="L2">
              <text:list-item>
                <text:p text:style-name="P6"><text:span text:style-name="T10">The </text:span><text:span text:style-name="T6">K</text:span><text:span text:style-name="T10"> term becomes an F.T. kernel with narrow FOVs (and coplanar arrays)</text:span><text:span text:style-name="T15">,</text:span><text:span text:style-name="T10"> but is “not quite” an F.T. otherwis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vide And Conquer</text:p>
          </draw:text-box>
        </draw:frame>
        <draw:frame draw:style-name="gr2" draw:layer="layout" svg:width="24.544cm" svg:height="14.891cm" svg:x="2cm" svg:y="5.60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 Sky Of Point Sources</text:p>
          </draw:text-box>
        </draw:frame>
        <draw:frame draw:style-name="gr2" draw:layer="layout" svg:width="21.008cm" svg:height="13.707cm" svg:x="3.5cm" svg:y="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Let's Build a Tree</text:p>
          </draw:text-box>
        </draw:frame>
        <draw:frame draw:style-name="gr2" draw:layer="layout" svg:width="20.001cm" svg:height="3.421cm" svg:x="4.499cm" svg:y="6.07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0" draw:text-style-name="P6" draw:layer="layout" svg:width="23.912cm" svg:height="8.818cm" svg:x="2.5cm" svg:y="10.5cm" presentation:class="outline" presentation:user-transformed="true">
          <draw:text-box>
            <text:list text:style-name="L2">
              <text:list-item>
                <text:p text:style-name="P6">See <text:span text:style-name="T16">Day3/demo1-predict-nps.py</text:span></text:p>
              </text:list-item>
            </text:list>
            <text:list text:style-name="L2">
              <text:list-item>
                <text:p text:style-name="P6">We can already do one point source, adding more is just some <text:span text:style-name="T17">for</text:span> loops...</text:p>
              </text:list-item>
            </text:list>
            <text:list text:style-name="L2">
              <text:list-item>
                <text:p text:style-name="P6">...and a <text:span text:style-name="T17">Meq.Add</text:span> node to sum the visibilities.</text:p>
              </text:list-item>
            </text:list>
            <text:list text:style-name="L2">
              <text:list-item>
                <text:p text:style-name="P6">We'll put the sources on a grid.</text:p>
              </text:list-item>
            </text:list>
            <text:list text:style-name="L2">
              <text:list-item>
                <text:p text:style-name="P4">Run the tree and make an MFS map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1: Complex Gains</text:p>
          </draw:text-box>
        </draw:frame>
        <draw:frame draw:style-name="gr2" draw:layer="layout" svg:width="14.543cm" svg:height="3.626cm" svg:x="7.312cm" svg:y="6.13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0" draw:text-style-name="P6" draw:layer="layout" svg:width="23.912cm" svg:height="8.818cm" svg:x="2.5cm" svg:y="10.5cm" presentation:class="outline" presentation:user-transformed="true">
          <draw:text-box>
            <text:list text:style-name="L2">
              <text:list-item>
                <text:p text:style-name="P6">Use <text:span text:style-name="T16">Day3/demo1-predict-nps.py</text:span><text:span text:style-name="T18"> as a starting point.</text:span></text:p>
              </text:list-item>
            </text:list>
            <text:list text:style-name="L2">
              <text:list-item>
                <text:p text:style-name="P6"><text:span text:style-name="T18">Add the gain terms from </text:span><text:span text:style-name="T16">Day2/demo3-predict-ps-gain.py</text:span><text:span text:style-name="T18">.</text:span></text:p>
              </text:list-item>
            </text:list>
            <text:list text:style-name="L2">
              <text:list-item>
                <text:p text:style-name="P4">Make an MFS map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2: Adding Beams</text:p>
          </draw:text-box>
        </draw:frame>
        <draw:frame draw:style-name="gr2" draw:layer="layout" svg:width="18.879cm" svg:height="8.483cm" svg:x="4.5cm" svg:y="5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1" draw:text-style-name="P6" draw:layer="layout" svg:width="23.912cm" svg:height="5cm" svg:x="2cm" svg:y="14.5cm" presentation:class="outline" presentation:user-transformed="true">
          <draw:text-box>
            <text:list text:style-name="L2">
              <text:list-item>
                <text:p text:style-name="P6">Use the previous script <text:span text:style-name="T18">as a starting point.</text:span></text:p>
              </text:list-item>
            </text:list>
            <text:list text:style-name="L2">
              <text:list-item>
                <text:p text:style-name="P6">Make a per-channel map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12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Code Reuse?</text:p>
          </draw:text-box>
        </draw:frame>
        <draw:frame presentation:style-name="pr2" draw:text-style-name="P7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6"><text:span text:style-name="T3">By now our scripts are getting rather complex.</text:span></text:p>
              </text:list-item>
            </text:list>
            <text:list text:style-name="L2">
              <text:list-item>
                <text:p text:style-name="P6"><text:span text:style-name="T3">On the other hand, we're reusing the same building blocks, e.g.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point sourc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Jones matrice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Good programming strives for maximum code reuse; good languages simplify this via modules, libraries, objects, etc.</text:span></text:p>
              </text:list-item>
            </text:list>
            <text:list text:style-name="L2">
              <text:list-item>
                <text:p text:style-name="P6"><text:span text:style-name="T3">TDL is Python, and Python is an excellent programming languag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rameworks!</text:p>
          </draw:text-box>
        </draw:frame>
        <draw:frame presentation:style-name="pr2" draw:text-style-name="P7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9"><text:span text:style-name="T5">“</text:span><text:span text:style-name="T5">Well I'm liberal, but to a degree...”</text:span><text:span text:style-name="T3"> -- Bob Dylan</text:span><text:span text:style-name="T3"><text:line-break/></text:span><text:span text:style-name="T3"/></text:p>
              </text:list-item>
            </text:list>
            <text:list text:style-name="L2">
              <text:list-item>
                <text:p text:style-name="P10"><text:span text:style-name="T3">We have developed some Python frameworks for implementing the ME in TDL.</text:span></text:p>
              </text:list-item>
            </text:list>
            <text:list text:style-name="L2">
              <text:list-item>
                <text:p text:style-name="P7"><text:span text:style-name="T3">We believe in creative anarchy...</text:span></text:p>
              </text:list-item>
            </text:list>
            <text:list text:style-name="L2">
              <text:list-item>
                <text:p text:style-name="P7"><text:span text:style-name="T3">...so don't take any framework as gospel.</text:span></text:p>
              </text:list-item>
            </text:list>
            <text:list text:style-name="L2">
              <text:list-item>
                <text:p text:style-name="P7"><text:span text:style-name="T3">Use them, or make your own, but be pragmatic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">if you feel if something is missing, think of how to improve it, and talk to the author: feedback drives progr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">ideally, we want to fold your improvements back into the mainstream, for the benefit of others.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o look at it another way...</text:p>
          </draw:text-box>
        </draw:frame>
        <draw:frame presentation:style-name="pr2" draw:text-style-name="P7" draw:layer="layout" svg:width="23.912cm" svg:height="14.314cm" svg:x="2.058cm" svg:y="5.838cm" presentation:class="outline" presentation:user-transformed="true">
          <draw:text-box>
            <text:list text:style-name="L2">
              <text:list-item>
                <text:p text:style-name="P4"><text:span text:style-name="T3">A tree is like assembly language – the nuts'n'bolts view of what's going on.</text:span></text:p>
              </text:list-item>
            </text:list>
            <text:list text:style-name="L2">
              <text:list-item>
                <text:p text:style-name="P4"><text:span text:style-name="T3">Pure TDL is like C – a higher level language, but still very close to what the “tree machine” is doing.</text:span></text:p>
              </text:list-item>
            </text:list>
            <text:list text:style-name="L2">
              <text:list-item>
                <text:p text:style-name="P7"><text:span text:style-name="T3">An OO framework provides abstraction, so you talk in terms of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I have an interferometer array of </text:span><text:span text:style-name="T5">N</text:span><text:span text:style-name="T3"> antenn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here's a </text:span><text:span text:style-name="T6">G</text:span><text:span text:style-name="T3"> Jones for each antenn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make me a point source he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make me the nodes to compute the source's uncorrupted visibilities at each basel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apply the Jones matrix and give me the corrupted visibiliti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Meow</text:p>
          </draw:text-box>
        </draw:frame>
        <draw:frame presentation:style-name="pr2" draw:text-style-name="P6" draw:layer="layout" svg:width="23.912cm" svg:height="13.231cm" svg:x="2.058cm" svg:y="5.838cm" presentation:class="outline">
          <draw:text-box>
            <text:list text:style-name="L2">
              <text:list-item>
                <text:p text:style-name="P6">(<text:span text:style-name="T17">M</text:span>easurement <text:span text:style-name="T17">E</text:span>quation <text:span text:style-name="T17">O</text:span>bject Frame<text:span text:style-name="T17">w</text:span>ork)</text:p>
              </text:list-item>
            </text:list>
            <text:list text:style-name="L2">
              <text:list-item>
                <text:p text:style-name="P6">See <text:span text:style-name="T19">Day3/demo2-nps.p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<text:span text:style-name="T3">And Now For Something Completely Different:</text:span><text:line-break/>Time &amp; Bandwidth Smearing</text:p>
          </draw:text-box>
        </draw:frame>
        <draw:frame draw:style-name="gr2" draw:layer="layout" svg:width="26.275cm" svg:height="15.084cm" svg:x="1.306cm" svg:y="5.498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0" presentation:class="page"/>
          <draw:frame presentation:style-name="pr3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imulating Smearing</text:p>
          </draw:text-box>
        </draw:frame>
        <draw:frame presentation:style-name="pr13" draw:text-style-name="P7" draw:layer="layout" svg:width="23.912cm" svg:height="5.506cm" svg:x="2.088cm" svg:y="6cm" presentation:class="outline" presentation:user-transformed="true">
          <draw:text-box>
            <text:list text:style-name="L2">
              <text:list-item>
                <text:p text:style-name="P7"><text:span text:style-name="T3">The same effect occurs with other Jones terms, such as ionospheric or tropospheric phase, etc. (hence, </text:span><text:span text:style-name="T5">decohaerency time</text:span><text:span text:style-name="T3">).</text:span></text:p>
              </text:list-item>
            </text:list>
            <text:list text:style-name="L2">
              <text:list-item>
                <text:p text:style-name="P7"><text:span text:style-name="T3">How to simulate?</text:span></text:p>
              </text:list-item>
            </text:list>
            <text:list text:style-name="L2">
              <text:list-item>
                <text:p text:style-name="P7"><text:span text:style-name="T3">The brute force approach: 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24.143cm" svg:height="3.349cm" svg:x="2.357cm" svg:y="1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13" draw:text-style-name="P7" draw:layer="layout" svg:width="23.912cm" svg:height="4.5cm" svg:x="2.088cm" svg:y="15.994cm" presentation:class="outline" presentation:user-transformed="true">
          <draw:text-box>
            <text:list text:style-name="L2">
              <text:list-item>
                <text:p text:style-name="P7"><text:span text:style-name="T3">We still making an error, but a factor ~</text:span><text:span text:style-name="T5">NM</text:span><text:span text:style-name="T10"> smaller</text:span><text:span text:style-name="T3">.</text:span></text:p>
              </text:list-item>
            </text:list>
            <text:list text:style-name="L2">
              <text:list-item>
                <text:p text:style-name="P7"><text:span text:style-name="T3">The question: given an </text:span><text:span text:style-name="T5">approximate</text:span><text:span text:style-name="T3"> M.E., how much error am I introducing into my simulation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How To Estimate Error?</text:p>
          </draw:text-box>
        </draw:frame>
        <draw:frame presentation:style-name="pr13" draw:text-style-name="P12" draw:layer="layout" svg:width="23.912cm" svg:height="12.661cm" svg:x="2cm" svg:y="6cm" presentation:class="outline" presentation:user-transformed="true">
          <draw:text-box>
            <text:list text:style-name="L2">
              <text:list-item>
                <text:p text:style-name="P12"><text:span text:style-name="T20">Given infinite CPUs, we can implement M.E.'s of arbitrary precision.</text:span></text:p>
              </text:list-item>
            </text:list>
            <text:list text:style-name="L2">
              <text:list-item>
                <text:p text:style-name="P12"><text:span text:style-name="T20">In real life, we have to take shortcuts</text:span><text:span text:style-name="T20"><text:line-break/></text:span><text:span text:style-name="T20">(e.g. choosing time/freq intervals here).</text:span></text:p>
              </text:list-item>
            </text:list>
            <text:list text:style-name="L2">
              <text:list-item>
                <text:p text:style-name="P12"><text:span text:style-name="T20">How much error does a particular shortcut introduce?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0">given infinite mathematical skill, we could work it out analytically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0">...but given MeqTrees, we don't have to.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20">Let's build a tree to answer this questio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fferential Trees<text:line-break/><text:span text:style-name="T21">(Or Simulations About Simulations)</text:span></text:p>
          </draw:text-box>
        </draw:frame>
        <draw:frame presentation:style-name="pr13" draw:text-style-name="P12" draw:layer="layout" svg:width="23.912cm" svg:height="11.522cm" svg:x="2cm" svg:y="6cm" presentation:class="outline" presentation:user-transformed="true">
          <draw:text-box>
            <text:list text:style-name="L2">
              <text:list-item>
                <text:p text:style-name="P12"><text:span text:style-name="T20">Let's make a grid of point sources with increasing </text:span><text:span text:style-name="T22">l,m</text:span></text:p>
              </text:list-item>
            </text:list>
            <text:list text:style-name="L2">
              <text:list-item>
                <text:p text:style-name="P12"><text:span text:style-name="T20">We build a predict tree as usual</text:span></text:p>
              </text:list-item>
            </text:list>
            <text:list text:style-name="L2">
              <text:list-item>
                <text:p text:style-name="P12"><text:span text:style-name="T20">...then we build a second tree that predicts visibilities on a finer time-freq grid.</text:span></text:p>
              </text:list-item>
            </text:list>
            <text:list text:style-name="L2">
              <text:list-item>
                <text:p text:style-name="P12"><text:span text:style-name="T20">We average the second set of visibilities back to the original “coarse” grid, and compute the difference.</text:span></text:p>
              </text:list-item>
            </text:list>
            <text:list text:style-name="L2">
              <text:list-item>
                <text:p text:style-name="P12"><text:span text:style-name="T20">The resulting </text:span><text:span text:style-name="T23"></text:span><text:span text:style-name="T24">V</text:span><text:span text:style-name="T25">'</text:span><text:span text:style-name="T26">s are written to the M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3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 draw:page-number="2"/>
      <draw:page-thumbnail draw:layer="backgroundobjects" svg:width="8.819cm" svg:height="6.614cm" svg:x="3.757cm" svg:y="11.445cm" draw:page-number="3"/>
      <draw:page-thumbnail draw:layer="backgroundobjects" svg:width="8.819cm" svg:height="6.614cm" svg:x="17.122cm" svg:y="11.445cm" draw:page-number="5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990</meta:generator>
    <meta:creation-date>2006-09-15T16:37:37</meta:creation-date>
    <dc:date>2006-10-08T16:37:38</dc:date>
    <meta:print-date>2006-10-04T19:40:00</meta:print-date>
    <dc:language>en-US</dc:language>
    <meta:editing-cycles>39</meta:editing-cycles>
    <meta:editing-duration>P5DT6H22M18S</meta:editing-duration>
    <meta:user-defined meta:name="Info 1"/>
    <meta:user-defined meta:name="Info 2"/>
    <meta:user-defined meta:name="Info 3"/>
    <meta:user-defined meta:name="Info 4"/>
    <meta:document-statistic meta:object-count="12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mposed of multiple effects: </math:mtext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sub>
                <math:mstyle math:fontweight="bold">
                  <math:mrow>
                    <math:mi>J</math:mi>
                  </math:mrow>
                </math:mstyle>
                <math:mrow>
                  <math:mi math:fontstyle="italic">pn</math:mi>
                  <math:mo math:stretchy="false">−</math:mo>
                  <math:mn>1</math:mn>
                </math:mrow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</math:mrow>
          </math:mrow>
        </math:mstyle>
      </math:mtr>
      <math:mtr>
        <math:mstyle math:fontsize="24pt">
          <math:mrow>
            <math:mrow>
              <math:mo math:stretchy="false"></math:mo>
              <math:mrow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  <math:mtext> is "at the antenna", </math:mtext>
                <math:msub>
                  <math:mstyle math:fontweight="bold">
                    <math:mrow>
                      <math:mi>J</math:mi>
                    </math:mrow>
                  </math:mstyle>
                  <math:mi math:fontstyle="italic">p1</math:mi>
                </math:msub>
                <math:mtext> is "in the sky".</math:mtext>
              </math:mrow>
              <math:mo math:stretchy="false"></math:mo>
            </math:mrow>
          </math:mrow>
        </math:mstyle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not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uv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text>e.g. antenna gain, leakage.</math:mtext>
            </math:mrow>
          </math:mstyle>
        </math:mrow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image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e.g. </math:mtext>
                <math:mstyle math:fontweight="bold">
                  <math:mrow>
                    <math:mi>K</math:mi>
                  </math:mrow>
                </math:mstyle>
                <math:mtext>, ionosphere, F.R.</math:mtext>
              </math:mrow>
            </math:mrow>
          </math:mstyle>
        </math:mrow>
      </math:mtr>
      <math:mtr>
        <math:mstyle math:fontsize="24pt">
          <math:mrow>
            <math:mrow>
              <math:mtext>Let's rewrite the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product a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under>
                  <math:munder math:accent="true">
                    <math:mover>
                      <math:mover math:accent="true">
                        <math:mrow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pn</math:mi>
                          </math:msub>
                          <math:mn>...</math:mn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row>
                              <math:mi math:fontstyle="italic">pk</math:mi>
                              <math:mo math:stretchy="false"></math:mo>
                              <math:mn>1</math:mn>
                            </math:mrow>
                          </math:msub>
                        </math:mrow>
                        <math:mo math:stretchy="false"></math:mo>
                      </math:mover>
                      <math:mtext>uv-plane only</math:mtext>
                    </math:mover>
                    <math:mo math:stretchy="false"></math:mo>
                  </math:munder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under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under>
                <math:munder math:accent="true">
                  <math:mover>
                    <math:mover math:accent="true">
                      <math:mrow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row>
                            <math:mi math:fontstyle="italic">pk</math:mi>
                            <math:mo math:stretchy="false">−</math:mo>
                            <math:mn>1</math:mn>
                          </math:mrow>
                        </math:msub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p1</math:mi>
                        </math:msub>
                      </math:mrow>
                      <math:mo math:stretchy="false"></math:mo>
                    </math:mover>
                    <math:mtext>uv- &amp; image-plane</math:mtext>
                  </math:mover>
                  <math:mo math:stretchy="false"></math:mo>
                </math:munder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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</math:mo>
                  </math:mrow>
                </math:mrow>
              </math:munder>
            </math:mrow>
          </math:mrow>
        </math:mstyle>
      </math:mtr>
      <math:mtr>
        <math:mstyle math:fontsize="24pt">
          <math:mrow>
            <math:mrow>
              <math:mtext>Or in other words,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row>
        </math:mstyle>
      </math:mtr>
      <math:mtr>
        <math:mstyle math:fontsize="24pt">
          <math:mrow>
            <math:mrow>
              <math:mo math:stretchy="false"></math:mo>
              <math:mrow>
                <math:mtext>and depending on our particular M.E., </math:mtext>
                <math:mstyle math:fontweight="bold">
                  <math:mrow>
                    <math:mi>G</math:mi>
                  </math:mrow>
                </math:mstyle>
                <math:mtext> or </math:mtext>
                <math:mstyle math:fontweight="bold">
                  <math:mrow>
                    <math:mi>E</math:mi>
                  </math:mrow>
                </math:mstyle>
                <math:mrow>
                  <math:mtext> may be </math:mtext>
                  <math:mo math:stretchy="false">≡</math:mo>
                  <math:mstyle math:fontweight="bold">
                    <math:mrow>
                      <math:mn>1</math:mn>
                    </math:mrow>
                  </math:mstyle>
                </math:mrow>
              </math:mrow>
              <math:mo math:stretchy="false"></math:mo>
            </math:mrow>
          </math:mrow>
        </math:mstyle>
      </math:mtr>
    </math:mtable>
    <math:annotation math:encoding="StarMath 5.0">size 24 { {bold J}_p " is composed of multiple effects: " {bold J}_p = {bold J}_pn {bold J}_{pn-1} ... {bold J}_p1} newline
size 24 { ( {bold J}_pn " is \"at the antenna\", " {bold J}_p1 " is \"in the sky\"." )} newline
size 24 { "Some " {bold J}"'s do not vary with " %l,%m " -- call them " ital "uv-plane effects." } newline
alignr size 24 { "e.g. antenna gain, leakage." } newline
size 24 { "Some " {bold J}"'s do vary with " %l,%m " -- call them " ital "image-plane effects." } newline 
alignr size 24 { "e.g. " bold K ", ionosphere, F.R." } newline
size 24 {"Let's rewrite the " {bold J}_p " product as: " } newline
size 24 { {bold J}_p = {{bold J}_pn ... {bold J}_{pk+1}} overbrace {"uv-plane only"} underbrace {{bold G}_p} {bold K}_p {{bold J}_{pk-1} ... {bold J}_p1} overbrace {"uv- &amp; image-plane"} underbrace {{bold E}_p(%l,%m)} } newline
size 24 { "Or in other words, " {bold J}_p(%l,%m) = {bold G}_p {bold K}_p(%l,%m) {bold E}_p(%l,%m) } newline
size 24 { ("and depending on our particular M.E., " bold G " or " bold E " may be " equiv bold 1) 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full-sky ME:  </math:mtext>
            </math:mrow>
          </math:mstyle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sub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i math:fontstyle="italic">pq</math:mi>
                </math:msub>
                <math:mo math:stretchy="false"></math:mo>
              </math:mrow>
              <math:mi>,</math:mi>
              <math:mi/>
              <math:mrow>
                <math:msub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i math:fontstyle="italic">pq</math:mi>
                </math:msub>
                <math:mo math:stretchy="false">=</math:mo>
                <math:msub>
                  <math:mo math:stretchy="false">N</math:mo>
                  <math:mi math:fontstyle="italic">pq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style math:fontsize="24pt">
          <math:mrow>
            <math:mrow>
              <math:mtext>If we assume that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</math:mo>
                  <math:mi>t</math:mi>
                  <math:mo math:stretchy="false">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i>,</math:mi>
              <math:mtext> and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row>
                    <math:mo math:stretchy="false"></math:mo>
                    <math:mi>t</math:mi>
                    <math:mo math:stretchy="false"></math:mo>
                  </math:mrow>
                  <math:mo math:stretchy="false">≡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o math:stretchy="false">≡</math:mo>
                <math:mstyle math:fontweight="bold">
                  <math:mrow>
                    <math:mi>E</math:mi>
                  </math:mrow>
                </math:mstyle>
              </math:mrow>
              <math:mi>,</math:mi>
              <math:mtext> and </math:mtext>
              <math:mrow>
                <math:mo math:stretchy="false">n</math:mo>
                <math:mo math:stretchy="false"></math:mo>
                <math:mn>1,</math:mn>
              </math:mrow>
            </math:mrow>
          </math:mrow>
        </math:mstyle>
      </math:mtr>
      <math:mtr>
        <math:mstyle math:fontsize="24pt">
          <math:mrow>
            <math:mtext>then all baselines will see the same, constant apparent sky: </math:mtext>
          </math:mrow>
        </math:mstyle>
      </math:mtr>
      <math:mtr>
        <math:mrow>
          <math:msub>
            <math:mstyle math:fontweight="bold">
              <math:mrow>
                <math:mi>B</math:mi>
              </math:mrow>
            </math:mstyle>
            <math:mi math:fontstyle="italic">pq</math:mi>
          </math:msub>
          <math:mrow>
            <math:mrow>
              <math:mo math:stretchy="false"></math:mo>
              <math:mi>t</math:mi>
              <math:mo math:stretchy="false"></math:mo>
            </math:mrow>
            <math:mo math:stretchy="false">=</math:mo>
            <math:mstyle math:fontweight="bold">
              <math:mrow>
                <math:mi>E</math:mi>
              </math:mrow>
            </math:mstyle>
          </math:mrow>
          <math:mstyle math:fontweight="bold">
            <math:mrow>
              <math:mi>B</math:mi>
            </math:mrow>
          </math:mstyle>
          <math:mrow>
            <math:msup>
              <math:mstyle math:fontweight="bold">
                <math:mrow>
                  <math:mi>E</math:mi>
                </math:mrow>
              </math:mstyle>
              <math:mo math:stretchy="false">†</math:mo>
            </math:msup>
            <math:mo math:stretchy="false">≡</math:mo>
            <math:mstyle math:fontweight="bold">
              <math:mrow>
                <math:mover math:accent="true">
                  <math:mi>B</math:mi>
                  <math:mo math:stretchy="false"></math:mo>
                </math:mover>
              </math:mrow>
            </math:mstyle>
          </math:mrow>
        </math:mrow>
      </math:mtr>
      <math:mtr>
        <math:mstyle math:fontsize="24pt">
          <math:mrow>
            <math:mtext>and the array will sample one apparent cohaerency plane: </math:mtext>
          </math:mrow>
        </math:mstyle>
      </math:mtr>
      <math:mtr>
        <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row>
              <math:mo math:stretchy="false"></math:mo>
              <math:mrow>
                <math:mi>t</math:mi>
                <math:mi>,</math:mi>
                <math:mi>u</math:mi>
                <math:mi>,</math:mi>
                <math:mi>v</math:mi>
              </math:mrow>
              <math:mo math:stretchy="false"></math:mo>
            </math:mrow>
            <math:mo math:stretchy="false">≡</math:mo>
            <math:mstyle math:fontweight="bold">
              <math:mrow>
                <math:mi>X</math:mi>
              </math:mrow>
            </math:mstyle>
          </math:mrow>
          <math:mrow>
            <math:mo math:stretchy="false"></math:mo>
            <math:mrow>
              <math:mi>u</math:mi>
              <math:mi>,</math:mi>
              <math:mi>v</math:mi>
            </math:mrow>
            <math:mo math:stretchy="false"></math:mo>
          </math:mrow>
        </math:mrow>
      </math:mtr>
    </math:mtable>
    <math:annotation math:encoding="StarMath 5.0">size 24 {"The full-sky ME:  " } {bold V}_pq = {bold G}_p {bold X}_pq {bold G}^{%dagger}_q, newline
size 24 { "where " {bold X}_pq = size 36 %fcall({bold tilde B}_pq), ~{bold tilde B}_pq = %N_{pq} {bold E}_p bold B {bold E}^{%dagger}_q }newline newline
size 24 { "If we assume that " {bold B}(t) equiv {bold B}, " and "{bold E}_p(t) equiv {bold E}_p equiv bold E, " and " %n toward 1, } newline 
size 24 "then all baselines will see the same, constant apparent sky: " newline
{bold B}_{pq}(t) = bold E bold B {bold E}^%dagger equiv {bold tilde B} newline
size 24 "and the array will sample one apparent cohaerency plane: " newline
{bold X}_pq(t,u,v) equiv {bold X}(u,v)

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ME of a single point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The sky has a (projected) brightness density: </math:mtext>
            </math:mrow>
          </math:mstyle>
          <math:mstyle math:fontweight="bold">
            <math:mrow>
              <math:mi>B</math:mi>
            </math:mrow>
          </math:mstyle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</math:mrow>
      </math:mtr>
      <math:mtr>
        <math:mstyle math:fontsize="24pt">
          <math:mrow>
            <math:mtext>So the total visibility is obtained by integrating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  <math:mrow>
              <math:mo math:stretchy="false">n</math:mo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d</math:mi>
          <math:mo math:stretchy="false">l</math:mo>
          <math:mi>d</math:mi>
          <math:mo math:stretchy="false">m</math:mo>
        </math:mrow>
      </math:mtr>
      <math:mtr/>
      <math:mtr>
        <math:mstyle math:fontsize="24pt">
          <math:mrow>
            <math:mrow>
              <math:mtext>( </math:mtext>
              <math:mrow>
                <math:mo math:stretchy="false">n</math:mo>
                <math:mo math:stretchy="false">=</math:mo>
                <math:msqrt>
                  <math:mrow>
                    <math:mrow>
                      <math:mn>1</math:mn>
                      <math:mo math:stretchy="false">−</math:mo>
                      <math:msup>
                        <math:mo math:stretchy="false">l</math:mo>
                        <math:mn>2</math:mn>
                      </math:msup>
                    </math:mrow>
                    <math:mo math:stretchy="false">−</math:mo>
                    <math:msup>
                      <math:mo math:stretchy="false">m</math:mo>
                      <math:mn>2</math:mn>
                    </math:msup>
                  </math:mrow>
                </math:msqrt>
              </math:mrow>
              <math:mi>,</math:mi>
              <math:mi/>
              <math:mtext>and the </math:mtext>
              <math:mrow>
                <math:mn>1</math:mn>
                <math:mo math:stretchy="false">/</math:mo>
                <math:mo math:stretchy="false">n</math:mo>
              </math:mrow>
              <math:mtext> term arises because</math:mtext>
            </math:mrow>
          </math:mrow>
        </math:mstyle>
      </math:mtr>
      <math:mtr>
        <math:mstyle math:fontsize="24pt">
          <math:mrow>
            <math:mrow>
              <math:mtext>we're projecting the sky onto the </math:mtext>
              <math:mo math:stretchy="false">l</math:mo>
              <math:mo math:stretchy="false">m</math:mo>
              <math:mtext> plane.)</math:mtext>
            </math:mrow>
          </math:mrow>
        </math:mstyle>
      </math:mtr>
    </math:mtable>
    <math:annotation math:encoding="StarMath 5.0"> size 24 { "ME of a single point:" } newline {bold V}_pq = {bold J}_p {bold B} {bold J}^{ %dagger }_q newline
size 24 {"The sky has a (projected) brightness density: "} {bold B}(%l,%m) newline
size 24 {"So the total visibility is obtained by integrating:"} newline newline
{bold V}_pq = iint csub {%l%m} {bold J}_p(%l,%m){bold B(%l,%m)} over {%n(%l,%m)} {bold J}^{%dagger}_q(%l,%m)d%l d%m newline newline
size 24 {"( " %n=sqrt {1-%l^2-%m^2}, ~ "and the " 1/%n " term arises because" } newline 
size 24 {"we're projecting the sky onto the " %l%m " plane.)" } 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text>Let's add some gain terms: </math:mtext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row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o math:stretchy="false">/</math:mo>
                <math:msub>
                  <math:mo math:stretchy="false">n</math:mo>
                  <math:mi>s</math:mi>
                </math:msub>
              </math:mrow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"Let's add some gain terms: " newline
{bold V}_pq = {bold G}_p left ( sum csub s {bold K}_ps {bold B}_0s / %n_s {bold K}^{%dagger}_{qs} right ) {bold G}^%dagger_q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Let's add a primary beam: </math:mtext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  <math:mfrac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sub>
                  <math:mo math:stretchy="false">n</math:mo>
                  <math:mi>s</math:mi>
                </math:msub>
              </math:mfrac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text>use </math:mtext>
          <math:mstyle math:fontweight="bold">
            <math:mrow>
              <math:mi>E</math:mi>
            </math:mrow>
          </math:mstyle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sup>
              <math:mi>cos</math:mi>
              <math:mn>6</math:mn>
            </math:msup>
          </math:mrow>
          <math:mrow>
            <math:mo math:stretchy="false"></math:mo>
            <math:mrow>
              <math:mrow>
                <math:mn>1.5</math:mn>
                <math:mo math:stretchy="false">⋅</math:mo>
                <math:msup>
                  <math:mn>10</math:mn>
                  <math:mrow>
                    <math:mo math:stretchy="false">−</math:mo>
                    <math:mn>6</math:mn>
                  </math:mrow>
                </math:msup>
              </math:mrow>
              <math:mo math:stretchy="false"></math:mo>
              <math:msqrt>
                <math:mrow>
                  <math:msup>
                    <math:mo math:stretchy="false">l</math:mo>
                    <math:mn>2</math:mn>
                  </math:msup>
                  <math:mo math:stretchy="false"></math:mo>
                  <math:msup>
                    <math:mo math:stretchy="false">m</math:mo>
                    <math:mn>2</math:mn>
                  </math:msup>
                </math:mrow>
              </math:msqrt>
            </math:mrow>
            <math:mo math:stretchy="false"></math:mo>
          </math:mrow>
        </math:mrow>
      </math:mtr>
      <math:mtr>
        <math:mstyle math:fontsize="24pt">
          <math:mrow>
            <math:mtext>(i.e. same for all antennas)</math:mtext>
          </math:mrow>
        </math:mstyle>
      </math:mtr>
    </math:mtable>
    <math:annotation math:encoding="StarMath 5.0">alignc "Let's add a primary beam: " newline
{bold V}_pq = {bold G}_p left ( sum csub s {bold E}_ps {bold K}_ps {bold B}_0s over %n_s {bold K}^{%dagger}_{qs} {bold E}^%dagger_qs right ) {bold G}^%dagger_q newline
"use " {bold E}(%l,%m) = cos^6 (1.5 cdot 10^-6 %nu sqrt {%l^2+%m^2})newline
size 24 { "(i.e. same for all antennas)" } newline


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p</math:mi>
                    </math:msub>
                    <math:mrow>
                      <math:mo math:stretchy="false"></math:mo>
                      <math:mrow>
                        <math:mover math:accent="true">
                          <math:mi>e</math:mi>
                          <math:mo math:stretchy="false"></math:mo>
                        </math:mover>
                        <math:msup>
                          <math:mover math:accent="true">
                            <math:mi>e</math:mi>
                            <math:mo math:stretchy="false"></math:mo>
                          </math:mover>
                          <math:mo math:stretchy="false">†</math:mo>
                        </math:msup>
                      </math:mrow>
                      <math:mo math:stretchy="false"></math:mo>
                    </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</math:mo>
                  </math:mover>
                  <math:msup>
                    <math:mover math:accent="true">
                      <math:mi>e</math:mi>
                      <math:mo math:stretchy="false">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  <math:mtext>  ??</math:mtext>
            </math:mrow>
          </math:mrow>
        </math:mstyle>
      </math:mtr>
      <math:mtr>
        <math:mrow>
          <math:mstyle math:fontsize="24pt">
            <math:mrow>
              <math:mrow>
                <math:mtext>In effect, we've been computing </math:mtext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row>
                  <math:mo math:stretchy="false"></math:mo>
                  <math:mrow>
                    <math:msub>
                      <math:mi>t</math:mi>
                      <math:mn>0,</math:mn>
                    </math:msub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  <math:mi>,</math:mi>
                <math:mtext> and assuming 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at this close enough to the </math:mtext>
                <math:mstyle math:fontstyle="italic">
                  <math:mrow>
                    <math:mtext>vector average</math:mtext>
                  </math:mrow>
                </math:mstyle>
                <math:mtext> over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n>.</math:mn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is is OK as long as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s are sufficiently constant over 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n>.</math:mn>
              </math:mrow>
            </math:mrow>
          </math:mstyle>
        </math:mrow>
      </math:mtr>
      <math:mtr>
        <math:mrow>
          <math:mstyle math:fontsize="24pt">
            <math:mrow>
              <math:mrow>
                <math:mtext>But as a minumum,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 contains </math:mtext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i>,</math:mi>
                <math:mtext>and :</math:mtext>
              </math:mrow>
            </math:mrow>
          </math:mstyle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subsup>
                  <math:mstyle math:fontweight="bold">
                    <math:mrow>
                      <math:mi>K</math:mi>
                    </math:mrow>
                  </math:mstyle>
                  <math:mi>q</math:mi>
                  <math:mo math:stretchy="false">†</math:mo>
                </math:msubsup>
                <math:mo math:stretchy="false">=</math:mo>
                <math:mi>exp</math:mi>
              </math:mrow>
              <math:mrow>
                <math:mo math:stretchy="false"></math:mo>
                <math:mrow>
                  <math:mfrac>
                    <math:mrow>
                      <math:mn>2</math:mn>
                      <math:mo math:stretchy="false"></math:mo>
                      <math:mo math:stretchy="false">i</math:mo>
                      <math:mo math:stretchy="false"></math:mo>
                    </math:mrow>
                    <math:mi>c</math:mi>
                  </math:mfrac>
                  <math:mrow>
                    <math:mo math:stretchy="false"></math:mo>
                    <math:mrow>
                      <math:mi>u</math:mi>
                      <math:mrow>
                        <math:mo math:stretchy="false">l</math:mo>
                        <math:mo math:stretchy="false"></math:mo>
                        <math:mi>v</math:mi>
                      </math:mrow>
                      <math:mrow>
                        <math:mo math:stretchy="false">m</math:mo>
                        <math:mo math:stretchy="false"></math:mo>
                        <math:mi>w</math:mi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0pt">
            <math:mrow>
              <math:mrow>
                <math:mo math:stretchy="false"></math:mo>
                <math:mrow>
                  <math:mi math:fontstyle="italic">uvw</math:mi>
                  <math:mtext>'s change with </math:mtext>
                  <math:mi>t</math:mi>
                  <math:mi>,</math:mi>
                  <math:mtext> longer baselines change faster</math:mtext>
                </math:mrow>
                <math:mo math:stretchy="false"></math:mo>
              </math:mrow>
            </math:mrow>
          </math:mstyle>
        </math:mrow>
      </math:mtr>
      <math:mtr>
        <math:mrow>
          <math:mstyle math:fontsize="24pt">
            <math:mrow>
              <math:mtext>So even in the absense of any additional effects, </math:mtext>
            </math:mrow>
          </math:mstyle>
        </math:mrow>
      </math:mtr>
      <math:mtr>
        <math:mstyle math:fontsize="24pt">
          <math:mrow>
            <math:mrow>
              <math:msub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  <math:mstyle math:fontweight="bold">
                      <math:mrow>
                        <math:mi>B</math:mi>
                      </math:mrow>
                    </math:mstyle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row>
                  <math:mo math:stretchy="false"></math:mo>
                  <math:mi>t</math:mi>
                  <math:mi>,</math:mi>
                  <math:mo math:stretchy="false"></math:mo>
                  <math:mo math:stretchy="false"></math:mo>
                </math:mrow>
              </math:msub>
              <math:mrow>
                <math:mi/>
                <math:mo math:stretchy="false">≠</math:mo>
                <math:mi/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</math:mo>
                <math:mrow>
                  <math:msub>
                    <math:mi>t</math:mi>
                    <math:mn>0,</math:mn>
                  </math:msub>
                  <math:msub>
                    <math:mo math:stretchy="false"></math:mo>
                    <math:mn>0</math:mn>
                  </math:msub>
                </math:mrow>
                <math:mo math:stretchy="false"></math:mo>
              </math:mrow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row>
                  <math:msub>
                    <math:mi>t</math:mi>
                    <math:mn>0,</math:mn>
                  </math:msub>
                  <math:msub>
                    <math:mo math:stretchy="false"></math:mo>
                    <math:mn>0</math:mn>
                  </math:msub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4pt">
            <math:mrow>
              <math:mtext>This is usually known as time and bandwidth smearing.</math:mtext>
            </math:mrow>
          </math:mstyle>
        </math:mrow>
      </math:mtr>
      <math:mtr>
        <math:mrow>
          <math:mstyle math:fontsize="24pt">
            <math:mrow>
              <math:mrow>
                <math:mtext>The effect goes up with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i>,</math:mi>
                <math:mo math:stretchy="false">l</math:mo>
                <math:mi>,</math:mi>
                <math:mo math:stretchy="false">m</math:mo>
                <math:mi>,</math:mi>
                <math:mtext> and baseline length.</math:mtext>
              </math:mrow>
            </math:mrow>
          </math:mstyle>
        </math:mrow>
      </math:mtr>
    </math:mtable>
    <math:annotation math:encoding="StarMath 5.0">size 24 { langle {bold J}_p (vec e {vec e}^{%dagger} ) {bold J}_q^%dagger rangle = {bold J}_p langle vec e {vec e}^{%dagger} rangle {bold J}_q^%dagger "  ??"} newline
alignl size 24 { "In effect, we've been computing " {bold V}_pq(t_0,%nu_0), " and assuming "} newline
alignl size 24 { "that this close enough to the " ital "vector average" " over " %DELTA t,%DELTA%nu . } newline
alignl size 24 { "This is OK as long as " {bold J}_p"s are sufficiently constant over  " %DELTA t,%DELTA%nu .} newline 
alignl size 24 { "But as a minumum, " {bold J}_p " contains " {bold K}_p, "and :" } newline
size 24 { {bold K}_p{bold K}^%dagger_q = exp({2%pi%i%nu} over c(u%l+v%m+w(%n-1)))} newline
alignr size 20 { (uvw"'s change with " t, " longer baselines change faster") } newline
alignl size 24 { "So even in the absense of any additional effects, " } newline
size 24 { langle {bold K}_p bold B {bold K}^%dagger_q rangle_{%DELTA t,%DELTA%nu} ~ &lt;&gt; ~ {bold K}_p(t_0,%nu_0) bold B {bold K}^%dagger_q(t_0,%nu_0) } newline
alignl size 24 { "This is usually known as time and bandwidth smearing." } newline
alignl size 24 { "The effect goes up with " %DELTA t,%DELTA%nu,%l,%m, " and baseline length." 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  <math:mrow>
              <math:mo math:stretchy="false">n</math:mo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d</math:mi>
          <math:mo math:stretchy="false">l</math:mo>
          <math:mi>d</math:mi>
          <math:mo math:stretchy="false">m</math:mo>
        </math:mrow>
      </math:mtr>
      <math:mtr/>
      <math:mtr>
        <math:mstyle math:fontsize="24pt">
          <math:mrow>
            <math:mtext>then becomes:  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(with everything under the </math:mtext>
              <math:mrow>
                <math:mo math:stretchy="false">∬</math:mo>
                <math:mtext> being a function of </math:mtext>
              </math:mrow>
              <math:mo math:stretchy="false">l</math:mo>
              <math:mi>,</math:mi>
              <math:mo math:stretchy="false">m</math:mo>
              <math:mtext>)</math:mtext>
            </math:mrow>
          </math:mrow>
        </math:mstyle>
      </math:mtr>
    </math:mtable>
    <math:annotation math:encoding="StarMath 5.0">{bold V}_pq = iint csub {%l%m} {bold J}_p(%l,%m){bold B(%l,%m)} over {%n(%l,%m)} {bold J}^{%dagger}_q(%l,%m)d%l d%m newline newline
size 24 { "then becomes:  "} newline newline
{bold V}_pq = {bold G}_p left ( iint csub {%l%m} {bold K}_p {bold E}_p bold B over %n {bold E}^{%dagger}_q {bold K}^{%dagger}_q d%l d%m right ) {bold G}^{%dagger}_q newline newline
size 24 { "(with everything under the " iint " being a function of " %l,%m ")" } 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- Divide each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text> into </math:mtext>
                <math:mrow>
                  <math:mi>N</math:mi>
                  <math:mo math:stretchy="false">×</math:mo>
                  <math:mi>M</math:mi>
                </math:mrow>
                <math:mtext> sub-intervals, and assume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row>
                    <math:mo math:stretchy="false">〈</math:mo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〉</math:mo>
                  </math:mrow>
                  <math:mrow>
                    <math:mo math:stretchy="false"></math:mo>
                    <math:mi>t</math:mi>
                    <math:mi>,</math:mi>
                    <math:mo math:stretchy="false"></math:mo>
                    <math:mo math:stretchy="false"></math:mo>
                  </math:mrow>
                </math:msub>
                <math:mo math:stretchy="false">≈</math:mo>
                <math:mfrac>
                  <math:mn>1</math:mn>
                  <math:mi math:fontstyle="italic">NM</math:mi>
                </math:mfrac>
              </math:mrow>
              <math:mrow>
                <math:munder>
                  <math:mo math:stretchy="false">∑</math:mo>
                  <math:mrow>
                    <math:mi>i</math:mi>
                    <math:mi>,</math:mi>
                    <math:mi>j</math:mi>
                  </math:mrow>
                </math:munder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</math:mrow>
              <math:mrow>
                <math:mo math:stretchy="false"></math:mo>
                <math:mrow>
                  <math:msub>
                    <math:mi>t</math:mi>
                    <math:mi>i</math:mi>
                  </math:msub>
                  <math:mi>,</math:mi>
                  <math:msub>
                    <math:mo math:stretchy="false"></math:mo>
                    <math:mi>j</math:mi>
                  </math:msub>
                </math:mrow>
                <math:mo math:stretchy="false"></math:mo>
              </math:mrow>
            </math:mrow>
          </math:mrow>
        </math:mstyle>
      </math:mtr>
    </math:mtable>
    <math:annotation math:encoding="StarMath 5.0">alignl size 24 { "- Divide each " %DELTA t,%DELTA%nu " into " N times M " sub-intervals, and assume" } newline
size 24 {langle {bold V}_pq rangle_{%DELTA t,%DELTA%nu} approx 1 over NM sum csub {i,j} {bold V}_pq(t_i,%nu_j)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frac>
                    <math:mstyle math:fontweight="bold">
                      <math:mrow>
                        <math:mi>B</math:mi>
                      </math:mrow>
                    </math:mstyle>
                    <math:mo math:stretchy="false">n</math:mo>
                  </math:mfrac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text>This is linear over </math:mtext>
                <math:mstyle math:fontweight="bold">
                  <math:mrow>
                    <math:mi>B</math:mi>
                  </math:mrow>
                </math:mstyle>
                <math:mtext>, so if the sky is a sum of sources:</math:mtext>
              </math:mrow>
            </math:mrow>
          </math:mstyle>
        </math:mrow>
      </math:mtr>
      <math:mtr>
        <math:mrow>
          <math:mstyle math:fontweight="bold">
            <math:mrow>
              <math:mi>B</math:mi>
            </math:mrow>
          </math:mstyle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row>
              <math:msub>
                <math:mo math:stretchy="false">∑</math:mo>
                <math:mi>s</math:mi>
              </math:msub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,</math:mi>
        </math:mrow>
      </math:mtr>
      <math:mtr>
        <math:mstyle math:fontsize="24pt">
          <math:mrow>
            <math:mtext>then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ub>
                  <math:mstyle math:fontweight="bold">
                    <math:mrow>
                      <math:mi>B</math:mi>
                    </math:mrow>
                  </math:mstyle>
                  <math:mi>s</math:mi>
                </math:msub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text>And for some sources we can work out the integral exactly.</math:mtext>
          </math:mrow>
        </math:mstyle>
      </math:mtr>
    </math:mtable>
    <math:annotation math:encoding="StarMath 5.0">size 24 { {bold V}_pq = {bold G}_p left ( iint csub {%l%m} {bold K}_p {bold E}_p bold B over %n {bold E}^{%dagger}_q {bold K}^{%dagger}_q d%l d%m right ) {bold G}^{%dagger}_q } newline newline
alignc size 24 { "This is linear over " bold B", so if the sky is a sum of sources:" } newline 
{bold B}(%l,%m) = sum_s {bold B}_s(%l,%m), newline
size 24 "then" newline newline
{bold V}_pq = {bold G}_p left ( sum csub s iint csub {%l%m} {bold K}_p {bold E}_p {bold B}_s over %n {bold E}^{%dagger}_q {bold K}^{%dagger}_q d%l d%m right ) {bold G}^{%dagger}_q newline newline
size 24 {"And for some sources we can work out the integral exactly."} 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For a point source </math:mtext>
              <math:mi>s</math:mi>
              <math:mtext> of flux </math:mtext>
              <math:mrow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row>
                          <math:msub>
                            <math:mi>I</math:mi>
                            <math:mi>s</math:mi>
                          </math:msub>
                          <math:mo math:stretchy="false"></math:mo>
                          <math:msub>
                            <math:mi>Q</math:mi>
                            <math:mi>s</math:mi>
                          </math:msub>
                        </math:mrow>
                      </math:mtd>
                      <math:mtd>
                        <math:mrow>
                          <math:mrow>
                            <math:msub>
                              <math:mi>U</math:mi>
                              <math:mi>s</math:mi>
                            </math:msub>
                            <math:mo math:stretchy="false">−</math:mo>
                            <math:mo math:stretchy="false">i</math:mo>
                          </math:mrow>
                          <math:msub>
                            <math:mi>V</math:mi>
                            <math:mi>s</math:mi>
                          </math:msub>
                        </math:mrow>
                      </math:mtd>
                    </math:mtr>
                    <math:mtr>
                      <math:mtd>
                        <math:mrow>
                          <math:mrow>
                            <math:msub>
                              <math:mi>U</math:mi>
                              <math:mi>s</math:mi>
                            </math:msub>
                            <math:mo math:stretchy="false"></math:mo>
                            <math:mo math:stretchy="false">i</math:mo>
                          </math:mrow>
                          <math:msub>
                            <math:mi>V</math:mi>
                            <math:mi>s</math:mi>
                          </math:msub>
                        </math:mrow>
                      </math:mtd>
                      <math:mtd>
                        <math:mrow>
                          <math:msub>
                            <math:mi>I</math:mi>
                            <math:mi>s</math:mi>
                          </math:msub>
                          <math:mo math:stretchy="false">−</math:mo>
                          <math:msub>
                            <math:mi>Q</math:mi>
                            <math:mi>s</math:mi>
                          </math:msub>
                        </math:mrow>
                      </math:mtd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text>the </math:mtext>
              <math:mstyle math:fontweight="bold">
                <math:mrow>
                  <math:mi>B</math:mi>
                </math:mrow>
              </math:mstyle>
              <math:mtext> distribution is a delta-function: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</math:mrow>
              <math:mo math:stretchy="false"></math:mo>
              <math:mrow>
                <math:mo math:stretchy="false"></math:mo>
                <math:mrow>
                  <math:mrow>
                    <math:mo math:stretchy="false">l</math:mo>
                    <math:mo math:stretchy="false">−</math:mo>
                    <math:msub>
                      <math:mo math:stretchy="false">l</math:mo>
                      <math:mi>s</math:mi>
                    </math:msub>
                  </math:mrow>
                  <math:mi>,</math:mi>
                  <math:mrow>
                    <math:mo math:stretchy="false">m</math:mo>
                    <math:mo math:stretchy="false">−</math:mo>
                    <math:msub>
                      <math:mo math:stretchy="false">m</math:mo>
                      <math:mi>s</math:mi>
                    </math:msub>
                  </math:mrow>
                </math:mrow>
                <math:mo math:stretchy="false"></math:mo>
              </math:mrow>
              <math:mn>.</math:mn>
            </math:mrow>
          </math:mrow>
        </math:mstyle>
      </math:mtr>
      <math:mtr/>
      <math:mtr>
        <math:mstyle math:fontsize="24pt">
          <math:mrow>
            <math:mtext>So for a sky of point source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 math:fontstyle="italic">ps</math:mi>
              </math:msub>
              <math:mfrac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sub>
                  <math:mo math:stretchy="false">n</math:mo>
                  <math:mi>s</math:mi>
                </math:msub>
              </math:mfrac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</math:mo>
              </math:mrow>
              <math:mi>,</math:mi>
              <math:mi/>
              <math:mrow>
                <math:msub>
                  <math:mo math:stretchy="false">n</math:mo>
                  <math:mi>s</math:mi>
                </math:msub>
                <math:mo math:stretchy="false">=</math:mo>
                <math:mo math:stretchy="false">n</math:mo>
              </math:mrow>
              <math:mrow>
                <math:mrow>
                  <math:mo math:stretchy="false"></math:mo>
                  <math:mrow>
                    <math:msub>
                      <math:mo math:stretchy="false">l</math:mo>
                      <math:mi>s</math:mi>
                    </math:msub>
                    <math:mi>,</math:mi>
                    <math:msub>
                      <math:mo math:stretchy="false">m</math:mo>
                      <math:mi>s</math:mi>
                    </math:msub>
                  </math:mrow>
                  <math:mo math:stretchy="false"></math:mo>
                </math:mrow>
                <math:mo math:stretchy="false">=</math:mo>
                <math:msqrt>
                  <math:mrow>
                    <math:mrow>
                      <math:mn>1</math:mn>
                      <math:mo math:stretchy="false">−</math:mo>
                      <math:msubsup>
                        <math:mo math:stretchy="false">l</math:mo>
                        <math:mi>s</math:mi>
                        <math:mn>2</math:mn>
                      </math:msubsup>
                    </math:mrow>
                    <math:mo math:stretchy="false">−</math:mo>
                    <math:msubsup>
                      <math:mo math:stretchy="false">m</math:mo>
                      <math:mi>s</math:mi>
                      <math:mn>2</math:mn>
                    </math:msubsup>
                  </math:mrow>
                </math:msqrt>
              </math:mrow>
              <math:mi>,</math:mi>
            </math:mrow>
          </math:mrow>
        </math:mstyle>
      </math:mtr>
      <math:mtr>
        <math:mstyle math:fontsize="24pt">
          <math:mrow>
            <math:mrow>
              <math:mtext>and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</math:mo>
              </math:mrow>
              <math:mn>.</math:mn>
            </math:mrow>
          </math:mrow>
        </math:mstyle>
      </math:mtr>
    </math:mtable>
    <math:annotation math:encoding="StarMath 5.0">size 24 {"For a point source " s " of flux " {bold B}_0s=left ( matrix{I_s+Q_s # U_s-%i V_s ## U_s+%i V_s # I_s-Q_s} right ) } newline
size 24 { "the "bold B " distribution is a delta-function:"} newline
size 24 { {bold B}_s(%l,%m) = { bold B}_0s%delta(%l-%l_s,%m-%m_s).} newline newline
size 24 {"So for a sky of point sources:"} newline 
{bold V}_pq = {bold G}_p left ( sum csub s {bold K}_ps {bold E}_{ps} {bold B}_0s over %n_s {bold E}^{%dagger}_{qs} {bold K}^{%dagger}_{qs} right ) {bold G}^{%dagger}_q, newline
size 24 { "where " {bold K}_ps = {bold K}_p(%l_s,%m_s), ~~ %n_s=%n(%l_s,%m_s)=sqrt{1-%l^2_s-%m^2_s}, } newline 
size 24 { "and "{bold E}_ps = {bold E}_p(%l_s,%m_s).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d now expanding the </math:mtext>
              <math:mstyle math:fontweight="bold">
                <math:mrow>
                  <math:mi>K</math:mi>
                </math:mrow>
              </math:mstyle>
              <math:mtext> term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</math:mo>
                  <math:mrow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  <math:mfrac>
                      <math:mstyle math:fontweight="bold">
                        <math:mrow>
                          <math:mi>B</math:mi>
                        </math:mrow>
                      </math:mstyle>
                      <math:mo math:stretchy="false">n</math:mo>
                    </math:mfrac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</math:mo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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for narrow fields </math:mtext>
              <math:mrow>
                <math:mo math:stretchy="false">n</math:mo>
                <math:mo math:stretchy="false"></math:mo>
                <math:mn>1,</math:mn>
              </math:mrow>
              <math:mtext> so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</math:mo>
                  <math:munder>
                    <math:munder math:accent="true">
                      <math:mrow>
                        <math:msub>
                          <math:mstyle math:fontweight="bold">
                            <math:mrow>
                              <math:mi>E</math:mi>
                            </math:mrow>
                          </math:mstyle>
                          <math:mi>p</math:mi>
                        </math:msub>
                        <math:mstyle math:fontweight="bold">
                          <math:mrow>
                            <math:mi>B</math:mi>
                          </math:mrow>
                        </math:mstyle>
                        <math:msubsup>
                          <math:mstyle math:fontweight="bold">
                            <math:mrow>
                              <math:mi>E</math:mi>
                            </math:mrow>
                          </math:mstyle>
                          <math:mi>q</math:mi>
                          <math:mo math:stretchy="false">†</math:mo>
                        </math:msubsup>
                      </math:mrow>
                      <math:mo math:stretchy="false"></math:mo>
                    </math:munder>
                    <math:mtext>"apparent sky"</math:mtext>
                  </math:munder>
                  <math:mo math:stretchy="false"></math:mo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</math:mo>
                          <math:mo math:stretchy="false">i</math:mo>
                        </math:mrow>
                      </math:mrow>
                      <math:mrow>
                        <math:mo math:stretchy="false">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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</math:mo>
                      </math:mrow>
                    </math:mrow>
                  </math:msup>
                  <math:mo math:stretchy="false">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and now expanding the " bold K " terms:"} newline
{bold V}_pq = {bold G}_p left ( iint csub {%l%m} ({bold E}_p bold B over %n {bold E}^{%dagger}_q) e^{-{2%pi%i}(u_pq%l+v_pq%m+w_pq(%n-1))} d%l d%m right ) {bold G}^{%dagger}_q newline newline
size 24 { "for narrow fields " %n toward 1, " so:" } newline
{bold V}_pq = {bold G}_p left ( iint csub {%l%m} ({{bold E}_p bold B {bold E}^{%dagger}_q} underbrace "\"apparent sky\"") {e^{-{2%pi%i}(u_pq%l+v_pq%m)}} underbrace "F.T. kernel" d%l d%m right ) {bold G}^{%dagger}_q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text>Assuming a perfect instrument again: </math:mtext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row>
            <math:msub>
              <math:mstyle math:fontweight="bold">
                <math:mrow>
                  <math:mi>B</math:mi>
                </math:mrow>
              </math:mstyle>
              <math:mn>0s</math:mn>
            </math:msub>
            <math:mo math:stretchy="false">/</math:mo>
            <math:msub>
              <math:mo math:stretchy="false">n</math:mo>
              <math:mi>s</math:mi>
            </math:msub>
          </math:mrow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</math:mtable>
    <math:annotation math:encoding="StarMath 5.0">"Assuming a perfect instrument again: " newline
{bold V}_pq = sum csub s {bold K}_ps {bold B}_0s / %n_s {bold K}^{%dagger}_{qs} 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row>
              <math:mo math:stretchy="false">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frac>
                  <math:mstyle math:fontweight="bold">
                    <math:mrow>
                      <math:mi>B</math:mi>
                    </math:mrow>
                  </math:mstyle>
                  <math:mo math:stretchy="false">n</math:mo>
                </math:mfrac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</math:mo>
            </math:mrow>
          </math:mrow>
          <math:msup>
            <math:mi>e</math:mi>
            <math:mrow>
              <math:mrow>
                <math:mrow>
                  <math:mo math:stretchy="false">−</math:mo>
                  <math:mn>2</math:mn>
                </math:mrow>
                <math:mo math:stretchy="false"></math:mo>
                <math:mo math:stretchy="false">i</math:mo>
              </math:mrow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 left ( iint csub {%l%m} ({bold E}_p {bold B}over %n {bold E}^{%dagger}_q)e^{{-2%pi%i}(u_pq%l+v_pq%m+w_pq(%n-1))} d%l d%m right ) {bold G}^{%dagger}_q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B</math:mi>
                </math:mrow>
              </math:mstyle>
              <math:mi math:fontstyle="italic">pq</math:mi>
            </math:msub>
            <math:mo math:stretchy="false">=</math:mo>
            <math:msub>
              <math:mo math:stretchy="false">N</math:mo>
              <math:mi>p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subsup>
              <math:mi>N</math:mi>
              <math:mi>q</math:mi>
              <math:mo math:stretchy="false">†</math:mo>
            </math:msubsup>
            <math:mo math:stretchy="false">=</math:mo>
            <math:msub>
              <math:mo math:stretchy="false">N</math:mo>
              <math:mi math:fontstyle="italic">pq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 where </math:mtext>
              <math:mrow>
                <math:msub>
                  <math:mo math:stretchy="false">N</math:mo>
                  <math:mi>p</math:mi>
                </math:msub>
                <math:mo math:stretchy="false">=</math:mo>
                <math:mfrac>
                  <math:mn>1</math:mn>
                  <math:msqrt>
                    <math:mo math:stretchy="false">n</math:mo>
                  </math:msqrt>
                </math:mfrac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</math:mo>
                  <math:mo math:stretchy="false">i</math:mo>
                  <math:msub>
                    <math:mo math:stretchy="false">w</math:mo>
                    <math:mi>p</math:mi>
                  </math:msub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sup>
              <math:mi>,</math:mi>
              <math:mi/>
              <math:mrow>
                <math:msub>
                  <math:mo math:stretchy="false">N</math:mo>
                  <math:mi math:fontstyle="italic">pq</math:mi>
                </math:msub>
                <math:mo math:stretchy="false">=</math:mo>
                <math:msub>
                  <math:mo math:stretchy="false">N</math:mo>
                  <math:mi>p</math:mi>
                </math:msub>
              </math:mrow>
              <math:msub>
                <math:mover math:accent="true">
                  <math:mi>N</math:mi>
                  <math:mo math:stretchy="false"></math:mo>
                </math:mover>
                <math:mi>q</math:mi>
              </math:msub>
            </math:mrow>
          </math:mrow>
        </math:mstyle>
      </math:mtr>
      <math:mtr>
        <math:mstyle math:fontsize="24pt">
          <math:mrow>
            <math:mrow>
              <math:mtext>(for narrow fields, </math:mtext>
              <math:mrow>
                <math:msub>
                  <math:mo math:stretchy="false">N</math:mo>
                  <math:mi>p</math:mi>
                </math:msub>
                <math:mo math:stretchy="false"></math:mo>
                <math:mn>1</math:mn>
              </math:mrow>
              <math:mtext> and may be neglected.)</math:mtext>
            </math:mrow>
          </math:mrow>
        </math:mstyle>
      </math:mtr>
    </math:mtable>
    <math:annotation math:encoding="StarMath 5.0">{bold B}_pq = %N_p {bold E}_p bold B {bold E}^{%dagger}_q N^{%dagger}_q = %N_pq {bold E}_p bold B {bold E}^{%dagger}_q newline 
size 24 { " where " %N_p = 1 over sqrt %n e^{-2%pi%i%w_p(%n-1)}, ~ %N_pq = %N_p {bar N}_q } newline
size 24 { "(for narrow fields, " %N_p toward 1 " and may be neglected.)" 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now have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row>
            <math:msubsup>
              <math:mstyle math:fontweight="bold">
                <math:mrow>
                  <math:mi>G</math:mi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row>
                  <math:mo math:stretchy="false"></math:mo>
                  <math:msub>
                    <math:mstyle math:fontweight="bold">
                      <math:mrow>
                        <math:mi>B</math:mi>
                      </math:mrow>
                    </math:mstyle>
                    <math:mi math:fontstyle="italic">pq</math:mi>
                  </math:msub>
                  <math:mo math:stretchy="false"></math:mo>
                </math:mrow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row>
                  <math:msub>
                    <math:mo math:stretchy="false">N</math:mo>
                    <math:mi math:fontstyle="italic">pq</math:mi>
                  </math:msub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</math:mo>
              </math:mrow>
            </math:mrow>
          </math:mrow>
        </math:mstyle>
      </math:mtr>
    </math:mtable>
    <math:annotation math:encoding="StarMath 5.0">size 24 {"We now have: "} newline 
 {bold V}_pq = {bold G}_p left ( iint csub {%l%m} {bold B}_pq e^{-{2%pi%i}(u_pq%l+v_pq%m)} d%l d%m right ) {bold G}^{%dagger}_q = {bold G}_p {bold X}_pq  {bold G}^{%dagger}_q, newline
size 24 { "where " {bold X}_pq = size 48 %fcall ( {bold B}_pq ) = size 48 %fcall ( %N_pq {bold E}_p bold B {bold E}^%dagger_q ) } 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V</math:mi>
          </math:mrow>
        </math:mstyle>
        <math:mi math:fontstyle="italic">pq</math:mi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row>
        <math:mo math:stretchy="false"></math:mo>
        <math:mi>t</math:mi>
        <math:mo math:stretchy="false"></math:mo>
      </math:mrow>
      <math:msub>
        <math:mstyle math:fontweight="bold">
          <math:mrow>
            <math:mi>X</math:mi>
          </math:mrow>
        </math:mstyle>
        <math:mi math:fontstyle="italic">pq</math:mi>
      </math:msub>
      <math:mrow>
        <math:mo math:stretchy="false"></math:mo>
        <math:mrow>
          <math:mi>t</math:mi>
          <math:mi>,</math:mi>
          <math:mi>u</math:mi>
          <math:mrow>
            <math:mo math:stretchy="false"></math:mo>
            <math:mi>t</math:mi>
            <math:mo math:stretchy="false"></math:mo>
          </math:mrow>
          <math:mi>,</math:mi>
          <math:mi>v</math:mi>
          <math:mrow>
            <math:mo math:stretchy="false"></math:mo>
            <math:mi>t</math:mi>
            <math:mo math:stretchy="false"></math:mo>
          </math:mrow>
        </math:mrow>
        <math:mo math:stretchy="false"></math:mo>
      </math:mrow>
      <math:msubsup>
        <math:mstyle math:fontweight="bold">
          <math:mrow>
            <math:mi>G</math:mi>
          </math:mrow>
        </math:mstyle>
        <math:mi>q</math:mi>
        <math:mo math:stretchy="false">†</math:mo>
      </math:msubsup>
      <math:mrow>
        <math:mo math:stretchy="false"></math:mo>
        <math:mi>t</math:mi>
        <math:mo math:stretchy="false"></math:mo>
      </math:mrow>
    </math:mrow>
    <math:annotation math:encoding="StarMath 5.0">{bold V}_pq(t) = {bold G}_p(t) {bold X}_pq(t,u(t),v(t)) {bold G}^{%dagger}_q(t)




</math:annotation>
  </math:semantics>
</math:math>
</file>